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P26" style:parent-style-name="Normal" style:list-style-name="LFO1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Symbol" style:font-name-complex="Segoe UI Symbol"/>
    </style:style>
    <style:style style:name="T37" style:parent-style-name="DefaultParagraphFont" style:family="text">
      <style:text-properties style:font-name="Segoe UI Symbol" style:font-name-complex="Segoe UI Symbol"/>
    </style:style>
    <style:style style:name="T38" style:parent-style-name="DefaultParagraphFont" style:family="text">
      <style:text-properties style:font-name="Segoe UI Symbol" style:font-name-complex="Segoe UI Symbol"/>
    </style:style>
    <style:style style:name="T3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style:font-name="Segoe UI Emoji" style:font-name-complex="Segoe UI Emoji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style:font-name="Segoe UI Emoji" style:font-name-complex="Segoe UI Emoji"/>
    </style:style>
    <style:style style:name="T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style:font-name="Segoe UI Emoji" style:font-name-complex="Segoe UI Emoji"/>
    </style:style>
    <style:style style:name="T5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2" style:family="paragraph"/>
    <style:style style:name="P56" style:parent-style-name="Normal" style:list-style-name="LFO2" style:family="paragraph"/>
    <style:style style:name="P57" style:parent-style-name="Normal" style:list-style-name="LFO2" style:family="paragraph"/>
    <style:style style:name="P58" style:parent-style-name="Normal" style:list-style-name="LFO2" style:family="paragraph"/>
    <style:style style:name="P59" style:parent-style-name="Normal" style:list-style-name="LFO2" style:family="paragraph"/>
    <style:style style:name="P60" style:parent-style-name="Normal" style:list-style-name="LFO2" style:family="paragraph"/>
    <style:style style:name="T61" style:parent-style-name="DefaultParagraphFont" style:family="text">
      <style:text-properties style:font-name="Segoe UI Emoji" style:font-name-complex="Segoe UI Emoji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name="Segoe UI Emoji" style:font-name-complex="Segoe UI Emoji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/>
    </style:style>
    <style:style style:name="T66" style:parent-style-name="DefaultParagraphFont" style:family="text">
      <style:text-properties style:font-name="Segoe UI Emoji" style:font-name-complex="Segoe UI Emoji"/>
    </style:style>
    <style:style style:name="T67" style:parent-style-name="DefaultParagraphFont" style:family="text">
      <style:text-properties style:font-name="Segoe UI Emoji" style:font-name-complex="Segoe UI Emoji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style:font-name="Segoe UI Emoji" style:font-name-complex="Segoe UI Emoji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style:font-name="Segoe UI Emoji" style:font-name-complex="Segoe UI Emoji"/>
    </style:style>
    <style:style style:name="T8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3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3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3" style:family="paragraph"/>
    <style:style style:name="T8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style:font-name="Segoe UI Symbol" style:font-name-complex="Segoe UI Symbol"/>
    </style:style>
    <style:style style:name="T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style:font-name="Segoe UI Emoji" style:font-name-complex="Segoe UI Emoji"/>
    </style:style>
    <style:style style:name="T1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style:font-name="Segoe UI Emoji" style:font-name-complex="Segoe UI Emoji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style:font-name="Segoe UI Emoji" style:font-name-complex="Segoe UI Emoji"/>
    </style:style>
    <style:style style:name="T1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style:font-name="Segoe UI Emoji" style:font-name-complex="Segoe UI Emoji"/>
    </style:style>
    <style:style style:name="T1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egoe UI Emoji" style:font-name-complex="Segoe UI Emoji"/>
    </style:style>
    <style:style style:name="T1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7" style:parent-style-name="DefaultParagraphFont" style:family="text">
      <style:text-properties style:font-name="Segoe UI Symbol" style:font-name-complex="Segoe UI Symbol"/>
    </style:style>
    <style:style style:name="T128" style:parent-style-name="DefaultParagraphFont" style:family="text">
      <style:text-properties style:font-name="Segoe UI Symbol" style:font-name-complex="Segoe UI Symbol"/>
    </style:style>
    <style:style style:name="T129" style:parent-style-name="DefaultParagraphFont" style:family="text">
      <style:text-properties style:font-name="Segoe UI Symbol" style:font-name-complex="Segoe UI Symbol"/>
    </style:style>
    <style:style style:name="T130" style:parent-style-name="DefaultParagraphFont" style:family="text">
      <style:text-properties style:font-name="Segoe UI Symbol" style:font-name-complex="Segoe UI Symbol"/>
    </style:style>
    <style:style style:name="T131" style:parent-style-name="DefaultParagraphFont" style:family="text">
      <style:text-properties style:font-name="Segoe UI Emoji" style:font-name-complex="Segoe UI Emoji"/>
    </style:style>
    <style:style style:name="T132" style:parent-style-name="DefaultParagraphFont" style:family="text">
      <style:text-properties style:font-name="Segoe UI Emoji" style:font-name-complex="Segoe UI Emoji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style:font-name="Segoe UI Emoji" style:font-name-complex="Segoe UI Emoji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style:font-name="Segoe UI Emoji" style:font-name-complex="Segoe UI Emoji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Here’s a<text:s/><text:span text:style-name="T2">clear, step-by-step implementation on Ubuntu</text:span><text:s/>to set up a Git repository for your data science project and push it to GitHub<text:s/><text:span text:style-name="T3">👇</text:span></text:p>
      <text:p text:style-name="Normal"><draw:custom-shape svg:x="0in" svg:y="0in" svg:width="45.51042in" svg:height="0.00139in" draw:z-index="0" draw:id="id0" draw:style-name="a0" draw:name="Horizontal Line 9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">🚀</text:span><text:span text:style-name="T5"><text:s/>COMPLETE PROCESS (Ubuntu)</text:span></text:p>
      <text:p text:style-name="Normal"><draw:custom-shape svg:x="0in" svg:y="0in" svg:width="45.51042in" svg:height="0.00139in" draw:z-index="0" draw:id="id1" draw:style-name="a1" draw:name="Horizontal Line 9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🔹</text:span><text:span text:style-name="T7"><text:s/>STEP 1: Install Git</text:span></text:p>
      <text:p text:style-name="Normal">Open terminal and run:</text:p>
      <text:p text:style-name="Normal">sudo apt update</text:p>
      <text:p text:style-name="Normal">sudo apt install git -y</text:p>
      <text:p text:style-name="Normal">Check installation:</text:p>
      <text:p text:style-name="Normal">git --version</text:p>
      <text:p text:style-name="Normal"><draw:custom-shape svg:x="0in" svg:y="0in" svg:width="45.51042in" svg:height="0.00139in" draw:z-index="0" draw:id="id2" draw:style-name="a2" draw:name="Horizontal Line 9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">🔹</text:span><text:span text:style-name="T9"><text:s/>STEP 2: Configure Git (First Time Only)</text:span></text:p>
      <text:p text:style-name="Normal">git config --global user.name "Your Name"</text:p>
      <text:p text:style-name="Normal">git config --global user.email "your-email@example.com"</text:p>
      <text:p text:style-name="Normal"><draw:custom-shape svg:x="0in" svg:y="0in" svg:width="45.51042in" svg:height="0.00139in" draw:z-index="0" draw:id="id3" draw:style-name="a3" draw:name="Horizontal Line 10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">🔹</text:span><text:span text:style-name="T11"><text:s/>STEP 3: Create Project Folder</text:span></text:p>
      <text:p text:style-name="Normal">mkdir data-science-project</text:p>
      <text:p text:style-name="Normal">cd data-science-project</text:p>
      <text:p text:style-name="Normal"><draw:custom-shape svg:x="0in" svg:y="0in" svg:width="45.51042in" svg:height="0.00139in" draw:z-index="0" draw:id="id4" draw:style-name="a4" draw:name="Horizontal Line 10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">🔹</text:span><text:span text:style-name="T13"><text:s/>STEP 4: Add Project Files</text:span></text:p>
      <text:p text:style-name="Normal">Example:</text:p>
      <text:p text:style-name="Normal">cp ~/Downloads/aipd-2.ipynb .</text:p>
      <text:p text:style-name="Normal">cp ~/Downloads/hr_emp.csv .</text:p>
      <text:p text:style-name="Normal">Check:</text:p>
      <text:p text:style-name="Normal">ls</text:p>
      <text:p text:style-name="Normal"><draw:custom-shape svg:x="0in" svg:y="0in" svg:width="45.51042in" svg:height="0.00139in" draw:z-index="0" draw:id="id5" draw:style-name="a5" draw:name="Horizontal Line 10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">🔹</text:span><text:span text:style-name="T15"><text:s/>STEP 5: Initialize Git Repository</text:span></text:p>
      <text:p text:style-name="Normal">git init</text:p>
      <text:p text:style-name="Normal"><draw:custom-shape svg:x="0in" svg:y="0in" svg:width="45.51042in" svg:height="0.00139in" draw:z-index="0" draw:id="id6" draw:style-name="a6" draw:name="Horizontal Line 10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🔹</text:span><text:span text:style-name="T17"><text:s/>STEP 6: Create .gitignore (Important)</text:span></text:p>
      <text:p text:style-name="Normal">nano .gitignore</text:p>
      <text:p text:style-name="Normal">Add:</text:p>
      <text:p text:style-name="Normal">__pycache__/</text:p>
      <text:p text:style-name="Normal">*.pyc</text:p>
      <text:p text:style-name="Normal">.ipynb_checkpoints/</text:p>
      <text:p text:style-name="Normal">venv/</text:p>
      <text:p text:style-name="Normal">.env</text:p>
      <text:p text:style-name="Normal">data/</text:p>
      <text:p text:style-name="Normal">*.csv</text:p>
      <text:p text:style-name="Normal">Save: CTRL + X → Y → Enter</text:p>
      <text:p text:style-name="Normal"><draw:custom-shape svg:x="0in" svg:y="0in" svg:width="45.51042in" svg:height="0.00139in" draw:z-index="0" draw:id="id7" draw:style-name="a7" draw:name="Horizontal Line 10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">🔹</text:span><text:span text:style-name="T19"><text:s/>STEP 7: Add and Commit Files</text:span></text:p>
      <text:p text:style-name="Normal">git add .</text:p>
      <text:p text:style-name="Normal">git commit -m "Initial commit - Data Science Project"</text:p>
      <text:p text:style-name="Normal"><draw:custom-shape svg:x="0in" svg:y="0in" svg:width="45.51042in" svg:height="0.00139in" draw:z-index="0" draw:id="id8" draw:style-name="a8" draw:name="Horizontal Line 10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">🔹</text:span><text:span text:style-name="T21"><text:s/>STEP 8: Create Repository on GitHub</text:span></text:p>
      <text:list text:style-name="LFO1" text:continue-numbering="true">
        <text:list-item>
          <text:p text:style-name="P22">Go to GitHub</text:p>
        </text:list-item>
        <text:list-item>
          <text:p text:style-name="P23">Click<text:s/><text:span text:style-name="T24">New Repository</text:span></text:p>
        </text:list-item>
        <text:list-item>
          <text:p text:style-name="P25">Name: data-science-project</text:p>
        </text:list-item>
        <text:list-item>
          <text:p text:style-name="P26">Click<text:s/><text:span text:style-name="T27">Create Repository</text:span></text:p>
        </text:list-item>
      </text:list>
      <text:soft-page-break/>
      <text:p text:style-name="Normal"><draw:custom-shape svg:x="0in" svg:y="0in" svg:width="45.51042in" svg:height="0.00139in" draw:z-index="0" draw:id="id9" draw:style-name="a9" draw:name="Horizontal Line 10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">🔹</text:span><text:span text:style-name="T29"><text:s/>STEP 9: Connect Local Repo to GitHub</text:span></text:p>
      <text:p text:style-name="Normal">Copy repo URL and run:</text:p>
      <text:p text:style-name="Normal">git remote add origin https://github.com/your-username/data-science-project.git</text:p>
      <text:p text:style-name="Normal">Verify:</text:p>
      <text:p text:style-name="Normal">git remote -v</text:p>
      <text:p text:style-name="Normal"><draw:custom-shape svg:x="0in" svg:y="0in" svg:width="45.51042in" svg:height="0.00139in" draw:z-index="0" draw:id="id10" draw:style-name="a10" draw:name="Horizontal Line 10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">🔹</text:span><text:span text:style-name="T31"><text:s/>STEP 10: Push to GitHub</text:span></text:p>
      <text:p text:style-name="Normal">git branch -M main</text:p>
      <text:p text:style-name="Normal">git push -u origin main</text:p>
      <text:p text:style-name="Normal"><text:span text:style-name="T32">👉</text:span><text:s/>Enter GitHub credentials (use<text:s/><text:span text:style-name="T33">Personal Access Token</text:span><text:s/>instead of password)</text:p>
      <text:p text:style-name="Normal"><draw:custom-shape svg:x="0in" svg:y="0in" svg:width="45.51042in" svg:height="0.00139in" draw:z-index="0" draw:id="id11" draw:style-name="a11" draw:name="Horizontal Line 10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✅</text:span><text:span text:style-name="T35"><text:s/>FINAL RESULT</text:span></text:p>
      <text:p text:style-name="Normal"><text:span text:style-name="T36">✔</text:span><text:s/>Project uploaded to GitHub<text:line-break/><text:span text:style-name="T37">✔</text:span><text:s/>Version control enabled<text:line-break/><text:span text:style-name="T38">✔</text:span><text:s/>Easy tracking of changes</text:p>
      <text:p text:style-name="Normal"><draw:custom-shape svg:x="0in" svg:y="0in" svg:width="45.51042in" svg:height="0.00139in" draw:z-index="0" draw:id="id12" draw:style-name="a12" draw:name="Horizontal Line 1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🔁</text:span><text:span text:style-name="T40"><text:s/>DAILY WORKFLOW</text:span></text:p>
      <text:p text:style-name="Normal">Whenever you update code:</text:p>
      <text:p text:style-name="Normal">git add .</text:p>
      <text:p text:style-name="Normal">git commit -m "your message"</text:p>
      <text:p text:style-name="Normal">git push</text:p>
      <text:p text:style-name="Normal"><draw:custom-shape svg:x="0in" svg:y="0in" svg:width="45.51042in" svg:height="0.00139in" draw:z-index="0" draw:id="id13" draw:style-name="a13" draw:name="Horizontal Line 1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⚠️</text:span><text:span text:style-name="T42"><text:s/>COMMON ERRORS (Ubuntu)</text:span></text:p>
      <text:p text:style-name="Normal"><text:span text:style-name="T43">❌</text:span><text:span text:style-name="T44"><text:s/>Permission denied</text:span></text:p>
      <text:p text:style-name="Normal"><text:span text:style-name="T45">👉</text:span><text:s/>Use GitHub<text:s/><text:span text:style-name="T46">token</text:span>, not password</text:p>
      <text:p text:style-name="Normal"><text:span text:style-name="T47">❌</text:span><text:span text:style-name="T48"><text:s/>Repository not found</text:span></text:p>
      <text:p text:style-name="Normal"><text:span text:style-name="T49">👉</text:span><text:s/>Check repo URL</text:p>
      <text:p text:style-name="Normal"><text:span text:style-name="T50">❌</text:span><text:span text:style-name="T51"><text:s/>Nothing to commit</text:span></text:p>
      <text:p text:style-name="Normal"><text:span text:style-name="T52">👉</text:span><text:s/>No changes made</text:p>
      <text:p text:style-name="Normal"><draw:custom-shape svg:x="0in" svg:y="0in" svg:width="45.51042in" svg:height="0.00139in" draw:z-index="0" draw:id="id14" draw:style-name="a14" draw:name="Horizontal Line 1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">💡</text:span><text:span text:style-name="T54"><text:s/>PRO TIPS (for exam/viva)</text:span></text:p>
      <text:list text:style-name="LFO2" text:continue-numbering="true">
        <text:list-item>
          <text:p text:style-name="P55">Git = Version control system</text:p>
        </text:list-item>
        <text:list-item>
          <text:p text:style-name="P56">GitHub = Remote repository</text:p>
        </text:list-item>
        <text:list-item>
          <text:p text:style-name="P57">git init → create repo</text:p>
        </text:list-item>
        <text:list-item>
          <text:p text:style-name="P58">git add → stage files</text:p>
        </text:list-item>
        <text:list-item>
          <text:p text:style-name="P59">git commit → save changes</text:p>
        </text:list-item>
        <text:list-item>
          <text:p text:style-name="P60">git push → upload</text:p>
        </text:list-item>
      </text:list>
      <text:p text:style-name="Normal"><draw:custom-shape svg:x="0in" svg:y="0in" svg:width="45.51042in" svg:height="0.00139in" draw:z-index="0" draw:id="id15" draw:style-name="a15" draw:name="Horizontal Line 112" text:anchor-type="as-char"><svg:title/><svg:desc/><draw:enhanced-geometry draw:type="non-primitive" svg:viewBox="0 0 21600 21600" draw:enhanced-path="M 0 0 L 21600 0 21600 21600 0 21600 Z N"/></draw:custom-shape></text:p>
      <text:p text:style-name="Normal">If you want next:<text:line-break/><text:span text:style-name="T61">✅</text:span><text:s/>Ubuntu commands for<text:s/><text:span text:style-name="T62">SSH setup (no password login)</text:span><text:line-break/><text:span text:style-name="T63">✅</text:span><text:s/>Perfect<text:s/><text:span text:style-name="T64">data science project folder structure</text:span><text:line-break/><text:span text:style-name="T65">✅</text:span><text:s/>Viva questions + answers for this practical</text:p>
      <text:p text:style-name="Normal">Just tell me<text:s/><text:span text:style-name="T66">👍</text:span></text:p>
      <text:p text:style-name="Normal"><text:line-break/><text:line-break/>Great<text:s/><text:span text:style-name="T67">👍</text:span><text:s/>let’s level up your setup with<text:s/><text:span text:style-name="T68">SSH (no password login)</text:span><text:s/>+ a<text:s/><text:span text:style-name="T69">perfect data science project structure</text:span><text:s/>for GitHub.</text:p>
      <text:p text:style-name="Normal"><draw:custom-shape svg:x="0in" svg:y="0in" svg:width="45.51042in" svg:height="0.00139in" draw:z-index="0" draw:id="id16" draw:style-name="a16" draw:name="Horizontal Line 22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70">🔐</text:span><text:span text:style-name="T71"><text:s/>PART 1: SSH Setup (No Password Required)</text:span></text:p>
      <text:p text:style-name="Normal"><text:span text:style-name="T72">🔹</text:span><text:span text:style-name="T73"><text:s/>STEP 1: Generate SSH Key</text:span></text:p>
      <text:p text:style-name="Normal">ssh-keygen -t ed25519 -C "your-email@example.com"</text:p>
      <text:p text:style-name="Normal"><text:span text:style-name="T74">👉</text:span><text:s/>Press<text:s/><text:span text:style-name="T75">Enter</text:span><text:s/>for all prompts (default settings)</text:p>
      <text:p text:style-name="Normal"><draw:custom-shape svg:x="0in" svg:y="0in" svg:width="45.51042in" svg:height="0.00139in" draw:z-index="0" draw:id="id17" draw:style-name="a17" draw:name="Horizontal Line 2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6">🔹</text:span><text:span text:style-name="T77"><text:s/>STEP 2: Start SSH Agent</text:span></text:p>
      <text:p text:style-name="Normal">eval "$(ssh-agent -s)"</text:p>
      <text:p text:style-name="Normal">ssh-add ~/.ssh/id_ed25519</text:p>
      <text:p text:style-name="Normal"><draw:custom-shape svg:x="0in" svg:y="0in" svg:width="45.51042in" svg:height="0.00139in" draw:z-index="0" draw:id="id18" draw:style-name="a18" draw:name="Horizontal Line 2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8">🔹</text:span><text:span text:style-name="T79"><text:s/>STEP 3: Copy SSH Key</text:span></text:p>
      <text:p text:style-name="Normal">cat ~/.ssh/id_ed25519.pub</text:p>
      <text:p text:style-name="Normal"><text:span text:style-name="T80">👉</text:span><text:s/>Copy the entire output</text:p>
      <text:p text:style-name="Normal"><draw:custom-shape svg:x="0in" svg:y="0in" svg:width="45.51042in" svg:height="0.00139in" draw:z-index="0" draw:id="id19" draw:style-name="a19" draw:name="Horizontal Line 2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1">🔹</text:span><text:span text:style-name="T82"><text:s/>STEP 4: Add Key to GitHub</text:span></text:p>
      <text:p text:style-name="Normal">Go to GitHub</text:p>
      <text:list text:style-name="LFO3" text:continue-numbering="true">
        <text:list-item>
          <text:p text:style-name="P83">Settings →<text:s/><text:span text:style-name="T84">SSH and GPG keys</text:span></text:p>
        </text:list-item>
        <text:list-item>
          <text:p text:style-name="P85">Click<text:s/><text:span text:style-name="T86">New SSH Key</text:span></text:p>
        </text:list-item>
        <text:list-item>
          <text:p text:style-name="P87">Paste key → Save</text:p>
        </text:list-item>
      </text:list>
      <text:p text:style-name="Normal"><draw:custom-shape svg:x="0in" svg:y="0in" svg:width="45.51042in" svg:height="0.00139in" draw:z-index="0" draw:id="id20" draw:style-name="a20" draw:name="Horizontal Line 22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8">🔹</text:span><text:span text:style-name="T89"><text:s/>STEP 5: Test Connection</text:span></text:p>
      <text:p text:style-name="Normal">ssh -T git@github.com</text:p>
      <text:p text:style-name="Normal"><text:span text:style-name="T90">✔</text:span><text:s/>You should see:</text:p>
      <text:p text:style-name="Normal">Hi username! You've successfully authenticated</text:p>
      <text:p text:style-name="Normal"><draw:custom-shape svg:x="0in" svg:y="0in" svg:width="45.51042in" svg:height="0.00139in" draw:z-index="0" draw:id="id21" draw:style-name="a21" draw:name="Horizontal Line 23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">🔹</text:span><text:span text:style-name="T92"><text:s/>STEP 6: Use SSH Remote (IMPORTANT)</text:span></text:p>
      <text:p text:style-name="Normal">Instead of HTTPS, use:</text:p>
      <text:p text:style-name="Normal">git remote remove origin</text:p>
      <text:p text:style-name="Normal">git remote add origin git@github.com:your-username/data-science-project.git</text:p>
      <text:p text:style-name="Normal">Push:</text:p>
      <text:p text:style-name="Normal">git push -u origin main</text:p>
      <text:p text:style-name="Normal"><draw:custom-shape svg:x="0in" svg:y="0in" svg:width="45.51042in" svg:height="0.00139in" draw:z-index="0" draw:id="id22" draw:style-name="a22" draw:name="Horizontal Line 2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3">📁</text:span><text:span text:style-name="T94"><text:s/>PART 2: Perfect Data Science Project Structure</text:span></text:p>
      <text:p text:style-name="Normal">Create folders:</text:p>
      <text:p text:style-name="Normal">mkdir data notebooks src models reports</text:p>
      <text:p text:style-name="Normal"><draw:custom-shape svg:x="0in" svg:y="0in" svg:width="45.51042in" svg:height="0.00139in" draw:z-index="0" draw:id="id23" draw:style-name="a23" draw:name="Horizontal Line 2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">🔹</text:span><text:span text:style-name="T96"><text:s/>Recommended Structure</text:span></text:p>
      <text:p text:style-name="Normal">data-science-project/</text:p>
      <text:p text:style-name="Normal">│── data/ <text:s text:c="13"/># datasets</text:p>
      <text:p text:style-name="Normal">│── notebooks/ <text:s text:c="8"/># Jupyter notebooks</text:p>
      <text:p text:style-name="Normal">│── src/ <text:s text:c="14"/># Python scripts</text:p>
      <text:p text:style-name="Normal">│── models/ <text:s text:c="11"/># trained models</text:p>
      <text:p text:style-name="Normal">│── reports/ <text:s text:c="10"/># outputs, graphs</text:p>
      <text:p text:style-name="Normal">│── README.md</text:p>
      <text:p text:style-name="Normal">│── requirements.txt</text:p>
      <text:p text:style-name="Normal">│── .gitignore</text:p>
      <text:p text:style-name="Normal"><draw:custom-shape svg:x="0in" svg:y="0in" svg:width="45.51042in" svg:height="0.00139in" draw:z-index="0" draw:id="id24" draw:style-name="a24" draw:name="Horizontal Line 2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7">🔹</text:span><text:span text:style-name="T98"><text:s/>Move your files properly</text:span></text:p>
      <text:p text:style-name="Normal">mv *.ipynb notebooks/</text:p>
      <text:p text:style-name="Normal">mv *.csv data/</text:p>
      <text:p text:style-name="Normal"><draw:custom-shape svg:x="0in" svg:y="0in" svg:width="45.51042in" svg:height="0.00139in" draw:z-index="0" draw:id="id25" draw:style-name="a25" draw:name="Horizontal Line 234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99">🔹</text:span><text:span text:style-name="T100"><text:s/>Create requirements file</text:span></text:p>
      <text:p text:style-name="Normal">pip freeze &gt; requirements.txt</text:p>
      <text:p text:style-name="Normal"><draw:custom-shape svg:x="0in" svg:y="0in" svg:width="45.51042in" svg:height="0.00139in" draw:z-index="0" draw:id="id26" draw:style-name="a26" draw:name="Horizontal Line 2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1">🔹</text:span><text:span text:style-name="T102"><text:s/>Create README</text:span></text:p>
      <text:p text:style-name="Normal">nano README.md</text:p>
      <text:p text:style-name="Normal">Example:</text:p>
      <text:p text:style-name="Normal"># Data Science Project</text:p>
      <text:p text:style-name="Normal"/>
      <text:p text:style-name="Normal">## Objective</text:p>
      <text:p text:style-name="Normal">Predict employee attrition using ML models.</text:p>
      <text:p text:style-name="Normal"/>
      <text:p text:style-name="Normal">## Tools</text:p>
      <text:p text:style-name="Normal">- Python</text:p>
      <text:p text:style-name="Normal">- Pandas</text:p>
      <text:p text:style-name="Normal">- Scikit-learn</text:p>
      <text:p text:style-name="Normal"/>
      <text:p text:style-name="Normal">## Steps</text:p>
      <text:p text:style-name="Normal">1. Data preprocessing</text:p>
      <text:p text:style-name="Normal">2. Model training</text:p>
      <text:p text:style-name="Normal">3. Evaluation</text:p>
      <text:p text:style-name="Normal"><draw:custom-shape svg:x="0in" svg:y="0in" svg:width="45.51042in" svg:height="0.00139in" draw:z-index="0" draw:id="id27" draw:style-name="a27" draw:name="Horizontal Line 23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3">🔹</text:span><text:span text:style-name="T104"><text:s/>Commit everything</text:span></text:p>
      <text:p text:style-name="Normal">git add .</text:p>
      <text:p text:style-name="Normal">git commit -m "Project structured properly"</text:p>
      <text:p text:style-name="Normal">git push</text:p>
      <text:p text:style-name="Normal"><draw:custom-shape svg:x="0in" svg:y="0in" svg:width="45.51042in" svg:height="0.00139in" draw:z-index="0" draw:id="id28" draw:style-name="a28" draw:name="Horizontal Line 2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5">🔁</text:span><text:span text:style-name="T106"><text:s/>FINAL WORKFLOW (VERY IMPORTANT)</text:span></text:p>
      <text:p text:style-name="Normal">git add .</text:p>
      <text:p text:style-name="Normal">git commit -m "update"</text:p>
      <text:p text:style-name="Normal">git push</text:p>
      <text:p text:style-name="Normal"><draw:custom-shape svg:x="0in" svg:y="0in" svg:width="45.51042in" svg:height="0.00139in" draw:z-index="0" draw:id="id29" draw:style-name="a29" draw:name="Horizontal Line 2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">🎯</text:span><text:span text:style-name="T108"><text:s/>Viva Questions (VERY IMPORTANT)</text:span></text:p>
      <text:p text:style-name="Normal"><text:span text:style-name="T109">❓</text:span><text:span text:style-name="T110"><text:s/>What is Git?</text:span></text:p>
      <text:p text:style-name="Normal"><text:span text:style-name="T111">👉</text:span><text:s/>Version control system to track changes</text:p>
      <text:p text:style-name="Normal"><text:span text:style-name="T112">❓</text:span><text:span text:style-name="T113"><text:s/>What is GitHub?</text:span></text:p>
      <text:p text:style-name="Normal"><text:span text:style-name="T114">👉</text:span><text:s/>Cloud platform to store repositories</text:p>
      <text:p text:style-name="Normal"><text:span text:style-name="T115">❓</text:span><text:span text:style-name="T116"><text:s/>Difference between Git &amp; GitHub?</text:span></text:p>
      <text:p text:style-name="Normal"><text:span text:style-name="T117">👉</text:span><text:s/>Git = tool, GitHub = platform</text:p>
      <text:p text:style-name="Normal"><text:span text:style-name="T118">❓</text:span><text:span text:style-name="T119"><text:s/>What is SSH?</text:span></text:p>
      <text:p text:style-name="Normal"><text:span text:style-name="T120">👉</text:span><text:s/>Secure connection method (no password needed)</text:p>
      <text:p text:style-name="Normal"><text:span text:style-name="T121">❓</text:span><text:span text:style-name="T122"><text:s/>What is .gitignore?</text:span></text:p>
      <text:p text:style-name="Normal"><text:span text:style-name="T123">👉</text:span><text:s/>File to ignore unnecessary files</text:p>
      <text:p text:style-name="Normal"><draw:custom-shape svg:x="0in" svg:y="0in" svg:width="45.51042in" svg:height="0.00139in" draw:z-index="0" draw:id="id30" draw:style-name="a30" draw:name="Horizontal Line 2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4">✅</text:span><text:span text:style-name="T125"><text:s/>YOU ARE NOW COMPLETE<text:s/></text:span><text:span text:style-name="T126">🎉</text:span></text:p>
      <text:p text:style-name="Normal"><text:span text:style-name="T127">✔</text:span><text:s/>Git setup<text:line-break/><text:span text:style-name="T128">✔</text:span><text:s/>GitHub push<text:line-break/><text:span text:style-name="T129">✔</text:span><text:s/>SSH authentication<text:line-break/><text:span text:style-name="T130">✔</text:span><text:s/>Professional project structure</text:p>
      <text:p text:style-name="Normal"><draw:custom-shape svg:x="0in" svg:y="0in" svg:width="45.51042in" svg:height="0.00139in" draw:z-index="0" draw:id="id31" draw:style-name="a31" draw:name="Horizontal Line 240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If you want next:<text:line-break/><text:span text:style-name="T131">✅</text:span><text:s/>I can check your GitHub repo and suggest improvements<text:line-break/><text:span text:style-name="T132">✅</text:span><text:s/>Help you build a<text:s/><text:span text:style-name="T133">full data science project for placement</text:span><text:line-break/><text:span text:style-name="T134">✅</text:span><text:s/>Give<text:s/><text:span text:style-name="T135">exam-ready answers (4/6/8 marks)</text:span></text:p>
      <text:p text:style-name="Normal">Just tell me<text:s/><text:span text:style-name="T136">👍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iddhi Jadhav</meta:initial-creator>
    <dc:creator>Siddhi Jadhav</dc:creator>
    <meta:creation-date>2026-04-14T09:21:00Z</meta:creation-date>
    <dc:date>2026-04-14T09:23:00Z</dc:date>
    <meta:template xlink:href="Normal" xlink:type="simple"/>
    <meta:editing-cycles>3</meta:editing-cycles>
    <meta:editing-duration>PT60S</meta:editing-duration>
    <meta:user-defined meta:name="GrammarlyDocumentId">a4d02e16-7222-48d0-94cf-dcc6917e4f8d</meta:user-defined>
    <meta:document-statistic meta:page-count="5" meta:paragraph-count="9" meta:word-count="674" meta:character-count="4508" meta:row-count="32" meta:non-whitespace-character-count="3843"/>
  </office:meta>
</office:document-meta>
</file>